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201cm" fo:min-width="3.901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6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ff420e" draw:auto-grow-height="true" draw:auto-grow-width="false" fo:max-height="0cm" fo:min-height="0.893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="solid" draw:fill-color="#ffd320" draw:auto-grow-height="true" draw:auto-grow-width="false" fo:max-height="0cm" fo:min-height="0.893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2cm" svg:stroke-color="#000000" draw:marker-start-width="0.5cm" draw:marker-end-width="0.5cm" draw:fill="none" draw:fill-color="#ffffff" draw:auto-grow-height="true" draw:auto-grow-width="false" fo:max-height="0cm" fo:min-height="6.75cm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.2cm" svg:stroke-color="#000000" draw:marker-start-width="0.5cm" draw:marker-end-width="0.5cm" draw:fill="none" draw:fill-color="#ffffff" draw:auto-grow-height="true" draw:auto-grow-width="false" fo:max-height="0cm" fo:min-height="3.863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000000" draw:marker-start-width="0.5cm" draw:marker-end-width="0.5cm" draw:fill="none" draw:fill-color="#ffffff" draw:auto-grow-height="true" draw:auto-grow-width="false" fo:max-height="0cm" fo:min-height="2.557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.3999996185303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  <style:text-properties fo:font-size="9.5pt" fo:font-weight="bold" style:font-size-asian="20pt" style:font-weight-asian="bold" style:font-size-complex="20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48pt" style:font-weight-asian="bold" style:font-size-complex="48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5cm" svg:height="4.832cm" svg:x="2.4cm" svg:y="2.65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2" draw:layer="layout" svg:width="4.8cm" svg:height="2.166cm" svg:x="2.3cm" svg:y="4.896cm">
          <draw:text-box>
            <text:p text:style-name="P1"><text:span text:style-name="T1">SHiNeMaS</text:span></text:p>
          </draw:text-box>
        </draw:frame>
        <draw:frame draw:style-name="gr3" draw:text-style-name="P3" draw:layer="layout" svg:width="4.4cm" svg:height="1.243cm" svg:x="11.9cm" svg:y="5.041cm">
          <draw:text-box>
            <text:p text:style-name="P1"><text:span text:style-name="T2">shinemas2R</text:span></text:p>
          </draw:text-box>
        </draw:frame>
        <draw:frame draw:style-name="gr4" draw:text-style-name="P3" draw:layer="layout" svg:width="3.4cm" svg:height="1.243cm" svg:x="21.4cm" svg:y="4.669cm">
          <draw:text-box>
            <text:p text:style-name="P1"><text:span text:style-name="T2">PPBstats</text:span></text:p>
          </draw:text-box>
        </draw:frame>
        <draw:frame draw:style-name="gr5" draw:text-style-name="P4" xml:id="id1" draw:id="id1" draw:layer="layout" svg:width="6.3cm" svg:height="7.2cm" svg:x="1.7cm" svg:y="1.2cm">
          <draw:text-box>
            <text:p text:style-name="P1"><text:span text:style-name="T3">Organise</text:span></text:p>
          </draw:text-box>
        </draw:frame>
        <draw:frame draw:style-name="gr6" draw:text-style-name="P4" xml:id="id2" draw:id="id2" draw:layer="layout" svg:width="5.9cm" svg:height="4.313cm" svg:x="11.2cm" svg:y="2.694cm">
          <draw:text-box>
            <text:p text:style-name="P1"><text:span text:style-name="T3">Visualize and communicate</text:span></text:p>
          </draw:text-box>
        </draw:frame>
        <draw:frame draw:style-name="gr7" draw:text-style-name="P4" xml:id="id3" draw:id="id3" draw:layer="layout" svg:width="5.9cm" svg:height="3.007cm" svg:x="20.1cm" svg:y="3.3cm">
          <draw:text-box>
            <text:p text:style-name="P1"><text:span text:style-name="T3">Analyse</text:span></text:p>
          </draw:text-box>
        </draw:frame>
        <draw:connector draw:style-name="gr8" draw:text-style-name="P1" draw:layer="layout" draw:type="line" svg:x1="8cm" svg:y1="4.8cm" svg:x2="11.2cm" svg:y2="4.85cm" draw:start-shape="id1" draw:start-glue-point="1" draw:end-shape="id2" draw:end-glue-point="3" svg:d="M8000 4800l3200 50" svg:viewBox="0 0 3201 51">
          <text:p/>
        </draw:connector>
        <draw:connector draw:style-name="gr8" draw:text-style-name="P1" draw:layer="layout" draw:type="line" svg:x1="17.1cm" svg:y1="4.85cm" svg:x2="20.1cm" svg:y2="4.803cm" draw:start-shape="id2" draw:start-glue-point="1" draw:end-shape="id3" draw:end-glue-point="3" svg:d="M17100 4850l3000-47" svg:viewBox="0 0 3001 48">
          <text:p/>
        </draw:connector>
        <draw:connector draw:style-name="gr8" draw:text-style-name="P1" draw:layer="layout" draw:type="curve" svg:x1="23.05cm" svg:y1="6.307cm" svg:x2="14.15cm" svg:y2="7.007cm" draw:start-shape="id3" draw:start-glue-point="2" draw:end-shape="id2" draw:end-glue-point="2" svg:d="M23050 6307c0 1950-8900 1600-8900 700" svg:viewBox="0 0 8901 1424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1999998092651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cm" fo:text-indent="0cm"/>
      <style:text-properties fo:font-size="13.3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2cm" fo:text-indent="0cm"/>
      <style:text-properties fo:font-size="11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25.199cm" svg:height="1.67cm" svg:x="1.4cm" svg:y="0.398cm" presentation:class="title" presentation:placeholder="true">
        <draw:text-box/>
      </draw:frame>
      <draw:frame presentation:style-name="Default-outline1" draw:layer="backgroundobjects" svg:width="25.199cm" svg:height="5.8cm" svg:x="1.4cm" svg:y="2.34cm" presentation:class="outline" presentation:placeholder="true">
        <draw:text-box/>
      </draw:frame>
      <draw:frame presentation:style-name="Mpr1" draw:text-style-name="MP1" draw:layer="backgroundobjects" svg:width="6.523cm" svg:height="0.69cm" svg:x="1.4cm" svg:y="9.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69cm" svg:x="9.576cm" svg:y="9.1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69cm" svg:x="20.076cm" svg:y="9.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6-12-03T13:54:04.602562078</meta:creation-date>
    <dc:date>2016-12-03T14:31:09.145576950</dc:date>
    <dc:creator>pierre </dc:creator>
    <meta:editing-duration>PT28M23S</meta:editing-duration>
    <meta:editing-cycles>16</meta:editing-cycles>
    <meta:generator>LibreOffice/4.3.3.2$Linux_X86_64 LibreOffice_project/430m0$Build-2</meta:generator>
    <meta:document-statistic meta:object-count="33"/>
  </office:meta>
</office:document-meta>
</file>